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34000004B0B8A767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272in" svg:y="0in" svg:width="3.5in" svg:height="2in" draw:z-index="0"><draw:image xlink:href="Pictures/1000020100000834000004B0B8A7677B.png" xlink:type="simple" xlink:show="embed" xlink:actuate="onLoad"/></draw:frame><draw:frame draw:style-name="fr1" draw:name="Image2" text:anchor-type="paragraph" svg:x="3.372in" svg:y="0in" svg:width="3.5in" svg:height="2in" draw:z-index="1"><draw:image xlink:href="Pictures/1000020100000834000004B0B8A7677B.png" xlink:type="simple" xlink:show="embed" xlink:actuate="onLoad"/></draw:frame><draw:frame draw:style-name="fr1" draw:name="Image3" text:anchor-type="paragraph" svg:x="-0.1272in" svg:y="1.9992in" svg:width="3.5in" svg:height="2in" draw:z-index="2"><draw:image xlink:href="Pictures/1000020100000834000004B0B8A7677B.png" xlink:type="simple" xlink:show="embed" xlink:actuate="onLoad"/></draw:frame><draw:frame draw:style-name="fr1" draw:name="Image4" text:anchor-type="paragraph" svg:x="3.372in" svg:y="1.9992in" svg:width="3.5in" svg:height="2in" draw:z-index="3"><draw:image xlink:href="Pictures/1000020100000834000004B0B8A7677B.png" xlink:type="simple" xlink:show="embed" xlink:actuate="onLoad"/></draw:frame><draw:frame draw:style-name="fr1" draw:name="Image5" text:anchor-type="paragraph" svg:x="-0.1272in" svg:y="3.9984in" svg:width="3.5in" svg:height="2in" draw:z-index="4"><draw:image xlink:href="Pictures/1000020100000834000004B0B8A7677B.png" xlink:type="simple" xlink:show="embed" xlink:actuate="onLoad"/></draw:frame><draw:frame draw:style-name="fr1" draw:name="Image6" text:anchor-type="paragraph" svg:x="3.372in" svg:y="3.9984in" svg:width="3.5in" svg:height="2in" draw:z-index="5"><draw:image xlink:href="Pictures/1000020100000834000004B0B8A7677B.png" xlink:type="simple" xlink:show="embed" xlink:actuate="onLoad"/></draw:frame><draw:frame draw:style-name="fr1" draw:name="Image7" text:anchor-type="paragraph" svg:x="-0.0839in" svg:y="5.998in" svg:width="3.5in" svg:height="2in" draw:z-index="6"><draw:image xlink:href="Pictures/1000020100000834000004B0B8A7677B.png" xlink:type="simple" xlink:show="embed" xlink:actuate="onLoad"/></draw:frame><draw:frame draw:style-name="fr1" draw:name="Image8" text:anchor-type="paragraph" svg:x="3.4154in" svg:y="5.998in" svg:width="3.5in" svg:height="2in" draw:z-index="7"><draw:image xlink:href="Pictures/1000020100000834000004B0B8A7677B.png" xlink:type="simple" xlink:show="embed" xlink:actuate="onLoad"/></draw:frame><draw:frame draw:style-name="fr1" draw:name="Image9" text:anchor-type="paragraph" svg:x="-0.0839in" svg:y="7.9972in" svg:width="3.5in" svg:height="2in" draw:z-index="8"><draw:image xlink:href="Pictures/1000020100000834000004B0B8A7677B.png" xlink:type="simple" xlink:show="embed" xlink:actuate="onLoad"/></draw:frame><draw:frame draw:style-name="fr1" draw:name="Image10" text:anchor-type="paragraph" svg:x="3.4154in" svg:y="7.9972in" svg:width="3.5in" svg:height="2in" draw:z-index="9"><draw:image xlink:href="Pictures/1000020100000834000004B0B8A767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22:18:20.557511152</meta:creation-date>
    <meta:print-date>2015-03-23T22:22:40.123663679</meta:print-date>
    <dc:date>2015-03-24T14:00:17.672815809</dc:date>
    <meta:editing-duration>PT3M44S</meta:editing-duration>
    <meta:editing-cycles>3</meta:editing-cycles>
    <meta:generator>LibreOffice/4.2.7.2$Linux_X86_64 LibreOffice_project/420m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